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NamedValueMethodArgumentResolver.getNamedValueInfo( MethodParameter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NamedValueMethodArgumentResolver.resolveEmbeddedValuesAndExpressions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NamedValueMethodArgumentResolver.resolveArgument( MethodParameter parameter , Message &lt; ? &gt; messag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NamedValueInfo.NamedValueInfo( String name , boolean required , @ Nullable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NamedValueMethodArgumentResolver.handleNullValue( String name , @ Nullable Object value , Class &lt; ? &gt; param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NamedValueMethodArgumentResolver.updateNamedValueInfo( MethodParameter parameter , NamedValueInfo 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NamedValueMethodArgumentResolver.AbstractNamedValueMethodArgumentResolver( ConversionService conversionService , @ Nullable ConfigurableBeanFactory bean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NamedValueMethodArgumentResolver.handleResolvedValue( @ Nullable Object arg , String name , MethodParameter parameter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